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20pt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P11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20pt" style:font-size-asian="20pt" style:font-size-complex="20pt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20pt" style:font-size-asian="20pt" style:font-size-complex="20pt"/>
    </style:style>
    <style:style style:name="P14" style:family="paragraph" style:parent-style-name="Standard" style:list-style-name="L3">
      <style:paragraph-properties fo:text-align="justify" style:justify-single-word="false"/>
      <style:text-properties fo:font-size="20pt" style:font-size-asian="20pt" style:font-size-complex="20pt"/>
    </style:style>
    <style:style style:name="P15" style:family="paragraph" style:parent-style-name="Standard" style:list-style-name="L4">
      <style:paragraph-properties fo:text-align="justify" style:justify-single-word="false"/>
      <style:text-properties fo:font-size="20pt" style:font-size-asian="20pt" style:font-size-complex="20pt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20pt" style:font-size-asian="20pt" style:font-size-complex="20pt"/>
    </style:style>
    <style:style style:name="P17" style:family="paragraph" style:parent-style-name="Standard" style:list-style-name="L6">
      <style:paragraph-properties fo:text-align="justify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 style:list-style-name="L7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 style:list-style-name="L8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6" style:family="paragraph" style:parent-style-name="Standard" style:list-style-name="L3">
      <style:paragraph-properties fo:margin-left="0.034cm" fo:margin-right="0cm" fo:text-align="justify" style:justify-single-word="false" fo:text-indent="-1.289cm" style:auto-text-indent="false">
        <style:tab-stops/>
      </style:paragraph-properties>
      <style:text-properties fo:font-size="20pt" style:font-size-asian="20pt" style:font-size-complex="20pt"/>
    </style:style>
    <style:style style:name="P2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B: L'esame si compone di una parte scritta e una prova pratica.</text:p>
      <text:p text:style-name="P9"/>
      <text:p text:style-name="P24">Parte scritta</text:p>
      <text:p text:style-name="P9">10 domande a risposta multipla basate sui tutorial:</text:p>
      <text:p text:style-name="P9">Spatialite-Cookbook_ITA Capitolo 1 e Capitolo 3.</text:p>
      <text:p text:style-name="P9">pyarchinit_tutorial_2013-IT</text:p>
      <text:p text:style-name="P9"/>
      <text:p text:style-name="P25"><text:span text:style-name="T6">Prova pratica</text:span></text:p>
      <text:p text:style-name="P9">Seguirà un test pratico in parte sulle procedure descritte in pyarchinit_tutorial_2013-IT (Specificatamente basate sul Capitolo 4 che contiene tutte le procedure per documentare un sito archeologico, in particolare come visto a lezione la digitalizzazione di un muro su base raster e relativa caratterizzazione) e in parte sulla falsariga del tutorial che seguirà nelle pagine successive (realizzato in aula con tutti gli studenti presenti).</text:p>
      <text:p text:style-name="P9">Si dovranno eseguire una serie procedure pilotate ed esportarle in singole tavole che verranno giudicate per il voto finale.</text:p>
      <text:p text:style-name="P9"/>
      <text:p text:style-name="P23">Esempio su Qgis generico</text:p>
      <text:list xml:id="list6391706867492947791" text:style-name="L8">
        <text:list-item>
          <text:p text:style-name="P22">Caricare il raster mappa.tiff (fornito con l'esame)</text:p>
          <text:p text:style-name="P22"/>
        </text:list-item>
        <text:list-item>
          <text:p text:style-name="P22">Caricare il layer pyarchinit_punti_rif</text:p>
          <text:p text:style-name="P22"/>
        </text:list-item>
        <text:list-item>
          <text:p text:style-name="P22">Battere 20 punti di quota prendendo quelle visibili sul raster</text:p>
          <text:p text:style-name="P22"/>
        </text:list-item>
        <text:list-item>
          <text:p text:style-name="P22">Generare un DEM su pyarchinit_punti_rif</text:p>
          <text:p text:style-name="P22"/>
        </text:list-item>
        <text:list-item>
          <text:p text:style-name="P22">Generare una colorazione personalizzata del DEM tramite raster color plugin che deve essere installato a partire dal repo</text:p>
          <text:p text:style-name="P22"><text:a xlink:type="simple" xlink:href="http://www.bc-consult.com/free/plugins.xml">http://www.bc-consult.com/free/plugins.xml</text:a></text:p>
          <text:p text:style-name="P22"/>
          <text:p text:style-name="P22">QUOLORA IL PLUGIN NON FOSSE DISPONIBILE IN RETE</text:p>
          <text:p text:style-name="P22"/>
          <text:p text:style-name="P22">usare il metodo pseudo_colore che si trova nelle proprietà del raster</text:p>
          <text:p text:style-name="P22"/>
        </text:list-item>
        <text:list-item>
          <text:p text:style-name="P22">Esportare la tavola</text:p>
        </text:list-item>
      </text:list>
      <text:p text:style-name="P9"/>
      <text:p text:style-name="P23">Esempio su pyarchinit</text:p>
      <text:p text:style-name="P9">Esercizio 1 </text:p>
      <text:list xml:id="list5314113009926795650" text:style-name="L7">
        <text:list-item>
          <text:p text:style-name="P21">Creare una scheda sito: “Nuovo sito archeologico”</text:p>
        </text:list-item>
        <text:list-item>
          <text:p text:style-name="P21">Creare una scheda US: riempire i campi sito, area, us con</text:p>
        </text:list-item>
      </text:list>
      <text:p text:style-name="P27">Scavo: “Nuovo sito archeologico”</text:p>
      <text:p text:style-name="P27">Area: 1</text:p>
      <text:p text:style-name="P27">US: 50</text:p>
      <text:p text:style-name="P27">Definizione stratigrafica: Struttura in muratura</text:p>
      <text:p text:style-name="P27"><text:soft-page-break/>Definizione intepretativa: Muro</text:p>
      <text:list xml:id="list43420256" text:continue-numbering="true" text:style-name="L7">
        <text:list-header>
          <text:p text:style-name="P21"/>
        </text:list-header>
        <text:list-item>
          <text:p text:style-name="P21">Caricate il raster muro.tiff (fornito con l'esame)</text:p>
          <text:p text:style-name="P21"/>
        </text:list-item>
        <text:list-item>
          <text:p text:style-name="P21">Caricare us_table per sfruttare i campi in mappa_valori di pyunitastratirafiche</text:p>
          <text:p text:style-name="P21"/>
        </text:list-item>
        <text:list-item>
          <text:p text:style-name="P21">Caricare pyunitastratigrafiche e digitalizzare prima il contorno dell'US (dando a tipo_us il valore “struttura”) e poi le singole caratterizzazioni. Scegliere a piacimento a quali materiali nel disegno assegnare i valori nel campo tipo_us tra laterizio e ciottolo. I dati da inserire saranno quelli della scheda US creata che si trova in us_table. Ricordarsi di assegnare a stratigraph_index 1 per le caratterizzazioni e 2 per il contorno della struttura.</text:p>
          <text:p text:style-name="P21"/>
        </text:list-item>
        <text:list-item>
          <text:p text:style-name="P21">Visualizzare l'US appena disegnata sfruttando il plugin di pyarchinit e l'apposito pulsante Disegna US che si trova nei TOOLS della scheda US.</text:p>
          <text:p text:style-name="P21"/>
        </text:list-item>
        <text:list-item>
          <text:p text:style-name="P21">Esportare la tavola.</text:p>
        </text:list-item>
      </text:list>
      <text:p text:style-name="P9"/>
      <text:p text:style-name="P9"/>
      <text:p text:style-name="P3"/>
      <text:p text:style-name="P4">Il plugin pyarchinit e il dataset del Master sono distribuiti sotto al repo di pyarchinit di github.com</text:p>
      <text:p text:style-name="P3"/>
      <text:p text:style-name="P3"/>
      <text:p text:style-name="P28">Esperimento per la realizzazione di una base dati, sfruttando il database spaziale in spatialite di pyarchinit, per generare piante tematiche per turismo o di tutela</text:p>
      <text:p text:style-name="P1"/>
      <text:p text:style-name="P1">1 .Creare un progetto Qgis in epsg 3004 e Salvare con Nome “Progetto Master 2013”</text:p>
      <text:p text:style-name="P1"/>
      <text:p text:style-name="P4">La ricerca dei dati da inserire nel vostro GIS</text:p>
      <text:p text:style-name="P1"/>
      <text:p text:style-name="P1">2. Cercare su internet informazioni su:</text:p>
      <text:list xml:id="list6006694251187976757" text:style-name="L1">
        <text:list-item>
          <text:p text:style-name="P12">Rimini</text:p>
        </text:list-item>
        <text:list-item>
          <text:p text:style-name="P12">Tempio Malatestiano</text:p>
        </text:list-item>
        <text:list-item>
          <text:p text:style-name="P12">Sant'Agostino di Rimini</text:p>
        </text:list-item>
        <text:list-item>
          <text:p text:style-name="P12">Rocca Malatestiana</text:p>
        </text:list-item>
        <text:list-item>
          <text:p text:style-name="P12">Arco di Augusto</text:p>
        </text:list-item>
        <text:list-item>
          <text:p text:style-name="P12">Ponte di Tiberio</text:p>
        </text:list-item>
        <text:list-item>
          <text:p text:style-name="P12">Piazza Tre Martiri</text:p>
          <text:p text:style-name="P12"/>
        </text:list-item>
      </text:list>
      <text:p text:style-name="P1">3.Aprire il WMS dell'Emilia Romagna e cercare Rimini</text:p>
      <text:p text:style-name="P1"/>
      <text:p text:style-name="P1">4. Realizzare le schede di sito in pyarchinit per poter agganciare al layer pyarchinit_siti la mappa valori per l'inserimento del nome del sito (in descr_sito inserire il valore Progetto Master 2013):</text:p>
      <text:list xml:id="list8515326066927635667" text:style-name="L2">
        <text:list-item>
          <text:p text:style-name="P13">Rimini</text:p>
        </text:list-item>
        <text:list-item>
          <text:p text:style-name="P13">Tempio Malatestiano</text:p>
        </text:list-item>
        <text:list-item>
          <text:p text:style-name="P13">Santagostino di Rimini</text:p>
        </text:list-item>
        <text:list-item>
          <text:p text:style-name="P13">Castelsismondo</text:p>
        </text:list-item>
        <text:list-item>
          <text:p text:style-name="P13">Arco di Augusto</text:p>
        </text:list-item>
        <text:list-item>
          <text:p text:style-name="P13">Ponte di Tiberio</text:p>
        </text:list-item>
        <text:list-item>
          <text:p text:style-name="P13">Piazza Tre Martiri</text:p>
        </text:list-item>
      </text:list>
      <text:p text:style-name="P1"><text:soft-page-break/></text:p>
      <text:p text:style-name="P1">5. Con il layer pyarchinit_siti creare i siti (utilizzare il metodo di inserimento dati mappa valori da site_table):</text:p>
      <text:p text:style-name="P1"/>
      <text:list xml:id="list1895889054796383723" text:style-name="L3">
        <text:list-item>
          <text:p text:style-name="P14">Rimini</text:p>
        </text:list-item>
        <text:list-item>
          <text:p text:style-name="P14">Tempio Malatestiano</text:p>
        </text:list-item>
        <text:list-item>
          <text:p text:style-name="P14">Santagostino di Rimini</text:p>
        </text:list-item>
        <text:list-item>
          <text:p text:style-name="P14">Castelsismondo</text:p>
        </text:list-item>
        <text:list-item>
          <text:p text:style-name="P14">Arco di Augusto</text:p>
        </text:list-item>
        <text:list-item>
          <text:p text:style-name="P14">Ponte di Tiberio</text:p>
        </text:list-item>
        <text:list-item>
          <text:p text:style-name="P14">Piazza Tre Martiri</text:p>
        </text:list-item>
      </text:list>
      <text:p text:style-name="P2"/>
      <text:p text:style-name="P5">Realizzare cartellonistica per il turismo</text:p>
      <text:p text:style-name="P2"/>
      <text:list xml:id="list43414246" text:continue-numbering="true" text:style-name="L3">
        <text:list-header>
          <text:p text:style-name="P26">6. Aprire il plugin OSM, scaricare i layer, <text:s/>e studiare quali dati si possono ricavare per strade, parcheggi, punti ristorazione, ecc. Confrontarsi anche con strumenti WEB come tuttocitta.it, wikipedia, openstreetmap.org</text:p>
        </text:list-header>
      </text:list>
      <text:p text:style-name="P10"/>
      <text:list xml:id="list43414954" text:continue-numbering="true" text:style-name="L3">
        <text:list-header>
          <text:p text:style-name="P26"/>
          <text:p text:style-name="P26">7.Con il layer pyarchinit_ripartizioni_spaziali digitalizzare 4 aree di parcheggio da OSM</text:p>
        </text:list-header>
      </text:list>
      <text:p text:style-name="P7"><text:span text:style-name="T1"><text:tab/></text:span><text:span text:style-name="T2">Suggerimento</text:span></text:p>
      <text:list xml:id="list1239700374551609132" text:style-name="L4">
        <text:list-item>
          <text:list>
            <text:list-item>
              <text:p text:style-name="P15">Esportare come shape il layer poligonale (tasto destro su nome layer “save as”);</text:p>
            </text:list-item>
            <text:list-item>
              <text:p text:style-name="P15">ricaricare lo shapefiles;</text:p>
            </text:list-item>
            <text:list-item>
              <text:p text:style-name="P15">fare la query per visualizzare solo i parcheggi;</text:p>
            </text:list-item>
            <text:list-item>
              <text:p text:style-name="P15">abilitare l'etichetta sul campo amenity.</text:p>
              <text:p text:style-name="P15"/>
            </text:list-item>
          </text:list>
        </text:list-item>
      </text:list>
      <text:p text:style-name="P1">8.Con il layer pyarchinit_linee_rif digitalizzare una quindicina percorsi tra i parcheggi e i punti di interesse e tra <text:soft-page-break/>punto di interesse e parcheggio. Applicare come stile l'evidenziazione con freccia che indica l'andamento del percorso e colori differenti della linea a seconda del nome del percorso.</text:p>
      <text:p text:style-name="P1"/>
      <text:p text:style-name="P1">9. Con il layer pyarchinit_ipotesi_strutture digitalizzare i perimetri dei singoli edifici. In scavo mettere il nome della città, come id_struttura il nome del sito e una definizione nel campo descrizione (arco, ponte, castello, chiesa, piazza). Riempire il campo datazione_estesa (Età romana, Età medievale, Età moderna) con l'epoca della struttura . Creare uno stile con le regole a seconda del tipo di edificio e della sua datazione.</text:p>
      <text:p text:style-name="P1"/>
      <text:p text:style-name="P6">Aggiungere tabelle al vostro database spaziale</text:p>
      <text:p text:style-name="P1"/>
      <text:p text:style-name="P1">10. Realizzare una tabella “pannelli” in spatialite con campo id_pannello (text), id_struttura_pannello (text), numero_pannello (integer), titolo_pannello (text), testo_pannello (text)</text:p>
      <text:p text:style-name="P1"/>
      <text:p text:style-name="P1">11. Con il layer pyarchinit_punti_rif crearsi un sistema di punti di interesse turistico dove collocare eventuali pannelli. (<text:span text:style-name="T3">OPZIONALE</text:span>: Provare ad utilizzare il plugin di estrazione dei nodi da linee rif che si trova sotto al menù vettori e provare <text:s/>a copiarli all'interno di pyarchinit_punti_rif provando a modificare i dati prima di salvarli.)</text:p>
      <text:p text:style-name="P1">Scegliete una decina di punti e segnate come id_punto pannello_1, pannello_2, pannello_3, ecc. </text:p>
      <text:p text:style-name="P1">Riempire il campo sito usando i valori dei siti di site_table, <text:soft-page-break/>avendo cura di inserire il sito a cui si andrà a riferire il pannello.</text:p>
      <text:p text:style-name="P1"/>
      <text:p text:style-name="P1">12. Inserire i dati dei pannelli nella tabella pannelli. Mettete il medesimo valore di id_punto di pyarchinit_punti_rif in id_pannello. Usare mappa valori per riempire i campi id_struttura_pannello, nella tabella pannelli. Riempire il campo id_struttura_pannello con i valori presi da site_table.</text:p>
      <text:p text:style-name="P1">numero_pannello, titolo_pannello e testo_pannello sceglierli a piacimento a seconda del sito descritto.</text:p>
      <text:p text:style-name="P1"/>
      <text:list xml:id="list1147879979850240522" text:style-name="L5">
        <text:list-item>
          <text:p text:style-name="P16">Fare una query su def_punto di pyarhcinit_punti_rif per richiamare solo il valore pannello</text:p>
        </text:list-item>
        <text:list-item>
          <text:p text:style-name="P16">Fare il join tra la tabella pyarchinit_punti_rif e pannelli sui campi id_punto == id_pannello</text:p>
        </text:list-item>
        <text:list-item>
          <text:p text:style-name="P16">Fare join tra la tabella pyarchinit_punti_rif e pyarchinit_strutture_ipotesi sul campo sito == id_struttura</text:p>
        </text:list-item>
      </text:list>
      <text:p text:style-name="P1"/>
      <text:p text:style-name="P1">13. Caratterizzare (da dentro pyarchinit_punti_rif) con gli stili i singoli pannelli sul campo numero_pannello e visualizzare con una etichetta dal nuovo sistema di etichettatura (menù layer&gt;etichettatura) usando questa query:</text:p>
      <text:p text:style-name="P7"><text:span text:style-name="T1"><text:s text:c="11"/></text:span>'Pannello: ' || "numero_pannello" || ' - ' || "dataz_ext" </text:p>
      <text:p text:style-name="P1">per far apparire il numero del pannello con accanto la datazione.</text:p>
      <text:p text:style-name="P1"/>
      <text:p text:style-name="P1"/>
      <text:p text:style-name="P6">Percorsi Disegno Manuale</text:p>
      <text:p text:style-name="P1">14.Realizzare nel database pyarchinit_db.sqlite un nuovo <text:soft-page-break/>layer vettoriale di tipo linea per visualizzare i singoli percorsi. Nome layer: percorsi</text:p>
      <text:p text:style-name="P1">id_percorso (integer)</text:p>
      <text:p text:style-name="P1">partenza (text)</text:p>
      <text:p text:style-name="P1">arrivo (text)</text:p>
      <text:p text:style-name="P1"/>
      <text:p text:style-name="P1">15.Popolare la tabella facendo 4, 5 percorsi e inserendo partenza e arrivo sfruttando il nome del sito da site_table</text:p>
      <text:p text:style-name="P1"/>
      <text:p text:style-name="P1">16.Fare il join tra tabella percorsi e pyarchinit_punti_rif (col join sui pannelli<text:tab/>) sul campo col nome del sito per sfruttare i campi provenienti dai pannelli.</text:p>
      <text:p text:style-name="P1"/>
      <text:p text:style-name="P4">Percorsi da Geoprocessing</text:p>
      <text:list xml:id="list688378691304604279" text:style-name="L6">
        <text:list-item>
          <text:p text:style-name="P17">Scaricare il layer OSM per la zona interessata</text:p>
        </text:list-item>
        <text:list-item>
          <text:p text:style-name="P17">Salvare il file come shapefiles/caricarlo in Qgis: nome= grafo_strade</text:p>
        </text:list-item>
        <text:list-item>
          <text:p text:style-name="P17">Infittire la geometria aggiungendo vertici (Menù Vettore&gt;Strumenti Geometria&gt;Infittisci le geometrie: settare il valore a 100)</text:p>
        </text:list-item>
        <text:list-item>
          <text:p text:style-name="P17">Caricare il plugin Road Graph</text:p>
        </text:list-item>
        <text:list-item>
          <text:p text:style-name="P17">Settare dalle preferenze il layer grafo_strade la tolleranza topologica in base alla frequenza dei vertici (attenzione che i vertici siano sempre a distanza di 1 metro altrimenti il sistema non va a buon fine)</text:p>
        </text:list-item>
        <text:list-item>
          <text:p text:style-name="P17">Settare un punto di partenza e arrivo, calcolare il percorso</text:p>
        </text:list-item>
        <text:list-item>
          <text:p text:style-name="P17">esportarlo su percorsi</text:p>
        </text:list-item>
        <text:list-item>
          <text:p text:style-name="P17">rinominare i percorsi con partenze/arrivi</text:p>
        </text:list-item>
      </text:list>
      <text:p text:style-name="P1"/>
      <text:p text:style-name="P5">Realizzare normative per la tutela</text:p>
      <text:p text:style-name="P1"><text:soft-page-break/></text:p>
      <text:p text:style-name="P1">17.Realizzare una tabella norme_tutela con</text:p>
      <text:p text:style-name="P1">id_sito_norme (text)</text:p>
      <text:p text:style-name="P1">grado_tutela (integer)</text:p>
      <text:p text:style-name="P1">buffer_rispetto (integer)</text:p>
      <text:p text:style-name="P1">norma (text)</text:p>
      <text:p text:style-name="P1"/>
      <text:p text:style-name="P1">18.Popolare la tabella per tutti i siti sfruttando per id_sito_norme i valori da site_table</text:p>
      <text:p text:style-name="P1">compilare il grado_tutela con valori da 1-5</text:p>
      <text:p text:style-name="P1">Fare una mappa valori con accoppiate 1 / basso, 2 / medio-basso, 3 / medio, 4 / medio-alto, 5 / alto</text:p>
      <text:p text:style-name="P1">compilare la buffer tutela con valori di 10-20-30-40-50 (ovvero la distanza in metri che rifletta i valori di grado_tutela moltiplicato x 10: provare a riempire i campi col calcolatore creando un'operazione che sfrutti il valore di grado_tutela moltiplicato 10)</text:p>
      <text:p text:style-name="P1"/>
      <text:p text:style-name="P1">18. Caricare un nuovo layer pyarchinit_siti. Bloccare con una query su descr_sito riferito al progetto del master.</text:p>
      <text:p text:style-name="P1"/>
      <text:p text:style-name="P1">19. Fare il join tra il nome_sito e l'id_sito_norme</text:p>
      <text:p text:style-name="P1"/>
      <text:p text:style-name="P1">22.Caratterizzare il punto in base a grado tutela sia come colori che dimensione <text:span text:style-name="T4">(NB: a volte il sistema per il settaggio dimensioni non funziona). </text:span><text:span text:style-name="T5">Utilizzare una rampa da giallo a rosso.</text:span></text:p>
      <text:p text:style-name="P1">23. Esportare pyarchinit_siti col join sulle norme come shapefile dal nome siti_norme</text:p>
      <text:p text:style-name="P1">24. Generare su siti_norme delle Buffer Area in base al campo buffer_rispetto</text:p>
      <text:p text:style-name="P6"><text:soft-page-break/>OPZIONALE: Fare la stessa cosa intorno a pyarchinit_ipotesi_strutture</text:p>
      <text:p text:style-name="P1"/>
      <text:p text:style-name="P1">25. importare le buffer create dentro al geodb spatialite tramite plugin spatialite.</text:p>
      <text:p text:style-name="P1"/>
      <text:p text:style-name="P1">26.Generate un DEM del potenziale tramite plugin Interpolazione sotto al menù raster</text:p>
      <text:p text:style-name="P1"/>
      <text:p text:style-name="P1">27. Generare una colorazione personalizzata del DEM tramite raster color plugin che deve essere installato a partire dal repo http://www.bc-consult.com/free/plugins.xml</text:p>
      <text:p text:style-name="P1"/>
      <text:p text:style-name="P6"/>
      <text:p text:style-name="P4"/>
      <text:p text:style-name="P4">Il sistema di stampa</text:p>
      <text:p text:style-name="P1"/>
      <text:p text:style-name="P1">28.Realizzare con il plugin Griglia vettoriale un quadro unione. Con gli strumenti di amministrazione della struttura del database modificare il .dbf dello shapefile realizzato e aggiungere un campo titolo_tavola e compilare i campi con Tavola 1, Tavola 2, Tavola 3, ecc.</text:p>
      <text:p text:style-name="P1"/>
      <text:p text:style-name="P1">29.Eportare le singole tavole in .png e i .qpt</text:p>
      <text:p text:style-name="P1"/>
      <text:p text:style-name="P4">Output di progetto</text:p>
      <text:p text:style-name="P4"/>
      <text:p text:style-name="P1"><text:span text:style-name="T5">30.</text:span>Esportare tutto il progetto in un'unica cartella tramite plugin Qconsolidate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08:51:16.33</meta:creation-date>
    <dc:date>2013-03-27T23:28:12.13</dc:date>
    <meta:editing-duration>PT13H50M34S</meta:editing-duration>
    <meta:editing-cycles>97</meta:editing-cycles>
    <meta:generator>OpenOffice.org/3.4$Win32 OpenOffice.org_project/340m1$Build-9590</meta:generator>
    <meta:document-statistic meta:table-count="0" meta:image-count="0" meta:object-count="0" meta:page-count="9" meta:paragraph-count="124" meta:word-count="1464" meta:character-count="9799"/>
  </office:meta>
</office:document-meta>
</file>